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L3">
      <style:text-properties officeooo:rsid="002de076" officeooo:paragraph-rsid="002de076"/>
    </style:style>
    <style:style style:name="P2" style:family="paragraph" style:parent-style-name="List_20_Paragraph" style:list-style-name="L3">
      <style:text-properties officeooo:rsid="0030e2dd" officeooo:paragraph-rsid="0030e2dd"/>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officeooo:paragraph-rsid="001e7261"/>
    </style:style>
    <style:style style:name="P6" style:family="paragraph" style:parent-style-name="Standard">
      <style:paragraph-properties fo:text-align="start" style:justify-single-word="false"/>
      <style:text-properties officeooo:rsid="002de076" officeooo:paragraph-rsid="002de076"/>
    </style:style>
    <style:style style:name="P7" style:family="paragraph" style:parent-style-name="Standard">
      <style:paragraph-properties fo:text-align="justify" style:justify-single-word="false"/>
      <style:text-properties officeooo:rsid="002f7575" officeooo:paragraph-rsid="002f7575"/>
    </style:style>
    <style:style style:name="P8" style:family="paragraph" style:parent-style-name="Standard">
      <style:paragraph-properties fo:text-align="start" style:justify-single-word="false"/>
      <style:text-properties officeooo:rsid="002f7575" officeooo:paragraph-rsid="002f7575"/>
    </style:style>
    <style:style style:name="P9" style:family="paragraph" style:parent-style-name="Standard">
      <style:text-properties officeooo:rsid="002f7575" officeooo:paragraph-rsid="002f7575"/>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rsid="002f7575" officeooo:paragraph-rsid="002f7575" style:font-weight-asian="bold" style:font-weight-complex="bold"/>
    </style:style>
    <style:style style:name="P12" style:family="paragraph" style:parent-style-name="Standard">
      <style:paragraph-properties fo:text-align="center" style:justify-single-word="false"/>
      <style:text-properties fo:font-weight="bold" officeooo:rsid="002f7575" officeooo:paragraph-rsid="0030e2dd" style:font-weight-asian="bold" style:font-weight-complex="bold"/>
    </style:style>
    <style:style style:name="P13" style:family="paragraph" style:parent-style-name="Standard">
      <style:text-properties fo:font-weight="bold" officeooo:rsid="0030e2dd" officeooo:paragraph-rsid="0030e2dd" style:font-weight-asian="bold" style:font-weight-complex="bold"/>
    </style:style>
    <style:style style:name="P14" style:family="paragraph" style:parent-style-name="Standard">
      <style:text-properties officeooo:rsid="0030e2dd" officeooo:paragraph-rsid="0030e2dd"/>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officeooo:rsid="002f7575" officeooo:paragraph-rsid="002f7575"/>
    </style:style>
    <style:style style:name="T1" style:family="text">
      <style:text-properties officeooo:rsid="001c9c1e"/>
    </style:style>
    <style:style style:name="T2" style:family="text">
      <style:text-properties officeooo:rsid="001e7261"/>
    </style:style>
    <style:style style:name="T3" style:family="text">
      <style:text-properties officeooo:rsid="002de076"/>
    </style:style>
    <style:style style:name="T4" style:family="text">
      <style:text-properties fo:font-weight="bold" style:font-weight-asian="bold" style:font-weight-complex="bold"/>
    </style:style>
    <style:style style:name="T5" style:family="text">
      <style:text-properties fo:font-weight="bold" officeooo:rsid="002f7575" style:font-weight-asian="bold" style:font-weight-complex="bold"/>
    </style:style>
    <style:style style:name="T6" style:family="text">
      <style:text-properties officeooo:rsid="0030e2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Bullet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ullet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3"/>
      <text:p text:style-name="P3"/>
      <text:p text:style-name="P3"/>
      <text:p text:style-name="P3">Projektarbeit von </text:p>
      <text:p text:style-name="P3"/>
      <text:p text:style-name="P3">Paulo Weber,</text:p>
      <text:p text:style-name="P3">Annika Michl,</text:p>
      <text:p text:style-name="P3">Dominik Angel</text:p>
      <text:p text:style-name="P3"/>
      <text:p text:style-name="P3"/>
      <text:p text:style-name="P3">Sortieralgorithm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Projektbetreuer: Martin Rein</text:p>
      <text:p text:style-name="P3"><text:soft-page-break/>Inhaltsverzeichnis</text:p>
      <text:p text:style-name="Standard"><text:tab/>Inhalt<text:tab/><text:tab/><text:tab/><text:tab/><text:tab/><text:tab/><text:tab/><text:tab/>Seite</text:p>
      <text:list xml:id="list3803601807" text:style-name="L3">
        <text:list-item>
          <text:p text:style-name="P1">Titelblatt</text:p>
        </text:list-item>
        <text:list-item>
          <text:p text:style-name="P1">Inhaltsverzeichnis</text:p>
        </text:list-item>
        <text:list-item>
          <text:p text:style-name="P1">Vorwort</text:p>
        </text:list-item>
        <text:list-item>
          <text:p text:style-name="P2">Planung und Durchführung</text:p>
          <text:list>
            <text:list-item>
              <text:p text:style-name="P1">Problemstellung</text:p>
            </text:list-item>
            <text:list-item>
              <text:p text:style-name="P1">Aufteilung</text:p>
            </text:list-item>
            <text:list-item>
              <text:p text:style-name="P1">Zeiteinteilung</text:p>
            </text:list-item>
            <text:list-item>
              <text:p text:style-name="P1">Verwendete Technologien</text:p>
              <text:p text:style-name="P1"/>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3)</text:p>
      <text:p text:style-name="P8"><text:span text:style-name="T4">Vorwort:</text:span></text:p>
      <text:p text:style-name="P4">Wir sind Auszubildende in den Firmen Schaeffler Digital Solution GmbH und LKS– Landwirtschaftliche Kommunikations- und Servicegesellschaft mbH. Wir gehen zur Zeit in die Berufsschule Beruf Schulzentrum Für Technik 1 in Chemnitz <text:span text:style-name="T3">und sind alle in der Klasse ITF 19c</text:span>.</text:p>
      <text:p text:style-name="P7">Dieses Projekt ist eine Aufgabe von unserem EBA Lehrer Herr Rein für Web engineering. </text:p>
      <text:p text:style-name="P7">Dafür wurden die Gruppen A und B nochmal untereinander in Gruppen unterteilt und eine Problem Stellung gegeb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4.</text:p>
      <text:p text:style-name="P12"><text:span text:style-name="T6">Planung und Durchführung</text:span>:</text:p>
      <text:p text:style-name="P7"/>
      <text:p text:style-name="P7">4.1.</text:p>
      <text:p text:style-name="P10">Problemstellung:</text:p>
      <text:p text:style-name="P16">Wir haben uns mit der Aufgabe befasst eine Webanwendung unter Einsatz von ausschließlich HTML, CSS und JavaScript zu schreiben, welche eine Liste von Elementen unter Einsatz von drei verschiedenen Sortieralgorithmen aufsteigend ordnet. Der Nutzer kann die Kartenreihe beliebig erzeugen und aus Wertigkeit wählen.</text:p>
      <text:p text:style-name="P16"/>
      <text:p text:style-name="P16"/>
      <text:p text:style-name="P17">4.2</text:p>
      <text:p text:style-name="Standard"><text:span text:style-name="T5">Aufteilung</text:span><text:span text:style-name="T4">:</text:span></text:p>
      <text:p text:style-name="P5"><text:span text:style-name="T1">Nachdem wir die Problemstellung durchgelesen haben, haben wir das Projekt in 4 Teile Aufgeteilt. Die 3 Sortieralgorithmen (Merge- Quick- und </text:span><text:span text:style-name="T2">Bubble -sort</text:span><text:span text:style-name="T1">) </text:span><text:span text:style-name="T2">sowie das Design.</text:span></text:p>
      <text:p text:style-name="P5"><text:span text:style-name="T2">Paulo übernahm dem Quicksort, Annika den Bubblesort und Dominik den Merge sort.</text:span></text:p>
      <text:p text:style-name="P5"><text:span text:style-name="T2">Das für das Design haben wir uns zusammen gesetzt und einen grobes Mockup auf Papier gemacht. Das schreiben des Codes für das Design übernahm Annika, mit Teilhilfe von Dominik und Paulo.</text:span></text:p>
      <text:p text:style-name="P5"/>
      <text:p text:style-name="P5"/>
      <text:p text:style-name="P14">4.3</text:p>
      <text:p text:style-name="P13">Zeiteinteilung:</text:p>
      <text:p text:style-name="P5"/>
      <text:p text:style-name="P9">4.<text:span text:style-name="T6">4</text:span></text:p>
      <text:p text:style-name="P11">Verwendete Technologien:</text:p>
      <text:p text:style-name="P9">Wie in der Problemstellung beschrieben haben wir nur HTML, CSS und JavaScript für unseren Code benutzt. Da jedoch in der Bearbeitungszeit viel Homeschooling gemacht wurde haben wir uns darauf geeinigt <text:span text:style-name="T6">bei GitHub ein Repository für dieses Projekt zu erstellen. Damit konnten alle beteiligten gleichzeitig an dem Projekt arbeiten und sehen was der andere gemacht hat und eventuelle Verbesserungen vorschlagen. Da jedoch nicht alle mit Git bekannt waren gab es an dieser Stelle Probleme. Da Dominik aber ausreichend Erfahrung mit Git miteinbrachte wurden diese Probleme schnell Behoben. Probleme bei Git waren unter anderem das rebas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ominik Angel</meta:initial-creator>
    <meta:editing-cycles>2</meta:editing-cycles>
    <meta:creation-date>2021-06-01T11:36:00</meta:creation-date>
    <dc:date>2021-06-02T13:28:05.965000000</dc:date>
    <meta:editing-duration>PT8M19S</meta:editing-duration>
    <meta:generator>LibreOffice/6.4.0.3$Windows_X86_64 LibreOffice_project/b0a288ab3d2d4774cb44b62f04d5d28733ac6df8</meta:generator>
    <meta:document-statistic meta:table-count="0" meta:image-count="0" meta:object-count="0" meta:page-count="4" meta:paragraph-count="36" meta:word-count="324" meta:character-count="2236" meta:non-whitespace-character-count="1946"/>
    <meta:user-defined meta:name="AppVersion">16.0000</meta:user-defined>
    <meta:user-defined meta:name="Company">Industrieschule Chemnitz</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